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Heading_20_1" style:master-page-name="MP0">
      <style:paragraph-properties style:page-number="auto" fo:break-before="page"/>
    </style:style>
    <style:style style:name="P2" style:family="paragraph" style:parent-style-name="Standard">
      <style:text-properties officeooo:rsid="0045d9e3" officeooo:paragraph-rsid="0045d9e3"/>
    </style:style>
    <style:style style:name="P3" style:family="paragraph" style:parent-style-name="Standard">
      <style:text-properties officeooo:rsid="00485405" officeooo:paragraph-rsid="00485405"/>
    </style:style>
    <style:style style:name="P4" style:family="paragraph" style:parent-style-name="Standard">
      <style:text-properties officeooo:rsid="004dd08a" officeooo:paragraph-rsid="004dd08a"/>
    </style:style>
    <style:style style:name="P5" style:family="paragraph" style:parent-style-name="Standard">
      <style:text-properties officeooo:rsid="004a0897" officeooo:paragraph-rsid="004a0897"/>
    </style:style>
    <style:style style:name="P6" style:family="paragraph" style:parent-style-name="Heading_20_3">
      <style:text-properties officeooo:paragraph-rsid="004dd08a"/>
    </style:style>
    <style:style style:name="P7" style:family="paragraph" style:parent-style-name="Standard">
      <style:text-properties officeooo:rsid="004faddb" officeooo:paragraph-rsid="004faddb"/>
    </style:style>
    <style:style style:name="P8" style:family="paragraph" style:parent-style-name="Standard">
      <style:text-properties officeooo:rsid="00485405" officeooo:paragraph-rsid="004faddb"/>
    </style:style>
    <style:style style:name="P9" style:family="paragraph" style:parent-style-name="Heading_20_2">
      <style:text-properties officeooo:paragraph-rsid="004dd08a"/>
    </style:style>
    <style:style style:name="P10" style:family="paragraph" style:parent-style-name="Standard">
      <style:text-properties officeooo:rsid="00485405" officeooo:paragraph-rsid="004dd08a"/>
    </style:style>
    <style:style style:name="P11" style:family="paragraph" style:parent-style-name="Standard" style:list-style-name="L1">
      <style:text-properties officeooo:rsid="004a0897" officeooo:paragraph-rsid="004a0897"/>
    </style:style>
    <style:style style:name="P12" style:family="paragraph" style:parent-style-name="Standard" style:list-style-name="L1">
      <style:text-properties officeooo:rsid="004bd3ab" officeooo:paragraph-rsid="004bd3ab"/>
    </style:style>
    <style:style style:name="P13" style:family="paragraph" style:parent-style-name="Standard">
      <style:text-properties officeooo:rsid="004bd3ab" officeooo:paragraph-rsid="004bd3ab"/>
    </style:style>
    <style:style style:name="P14" style:family="paragraph" style:parent-style-name="Standard">
      <style:text-properties officeooo:rsid="004dda12" officeooo:paragraph-rsid="004dda12"/>
    </style:style>
    <style:style style:name="P15" style:family="paragraph" style:parent-style-name="Heading_20_2">
      <style:text-properties officeooo:rsid="004dda12" officeooo:paragraph-rsid="004dda12"/>
    </style:style>
    <style:style style:name="P16" style:family="paragraph" style:parent-style-name="Normal">
      <style:text-properties officeooo:rsid="004dda12" officeooo:paragraph-rsid="004dda12"/>
    </style:style>
    <style:style style:name="T1" style:family="text">
      <style:text-properties officeooo:rsid="004823a8"/>
    </style:style>
    <style:style style:name="T2" style:family="text">
      <style:text-properties officeooo:rsid="00461aa3"/>
    </style:style>
    <style:style style:name="T3" style:family="text">
      <style:text-properties fo:font-weight="bold" style:font-weight-asian="bold" style:font-weight-complex="bold"/>
    </style:style>
    <style:style style:name="T4" style:family="text">
      <style:text-properties officeooo:rsid="0052532b"/>
    </style:style>
    <style:style style:name="T5" style:family="text">
      <style:text-properties fo:font-weight="bold" officeooo:rsid="0052532b" style:font-weight-asian="bold" style:font-weight-complex="bold"/>
    </style:style>
    <style:style style:name="T6" style:family="text">
      <style:text-properties officeooo:rsid="0050dbab"/>
    </style:style>
    <style:style style:name="T7" style:family="text">
      <style:text-properties officeooo:rsid="004a0897"/>
    </style:style>
    <style:style style:name="T8" style:family="text">
      <style:text-properties officeooo:rsid="004bd3a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InnoSetupTools</text:h>
      <text:p text:style-name="P2">This is a <text:span text:style-name="T1">one-stop script management and packaging tool for </text:span>Inno Setup <text:span text:style-name="T1">that compiles </text:span><text:span text:style-name="T2">code-</text:span>signed Windows .NET applications <text:span text:style-name="T1">for distribution</text:span>.</text:p>
      <text:p text:style-name="P3">In the current version, much of the content of your [Files], [Run], and [Code] sections is handled for you, and it is left up to you to manage the definitions, [Setup], and other similar sections for now.</text:p>
      <text:p text:style-name="P3"/>
      <text:p text:style-name="P4">{Line}</text:p>
      <text:h text:style-name="Heading_20_2" text:outline-level="2">Prerequisites</text:h>
      <text:p text:style-name="P5">For this application to produce reliable results, you will need to have a somewhat recent version of the full .NET SDK installed on your PC, which also includes MSBUILD.</text:p>
      <text:p text:style-name="P5">You will also need to make sure that you have the active MSBUILD application in your path.</text:p>
      <text:p text:style-name="P5"/>
      <text:p text:style-name="P4">{Line}</text:p>
      <text:h text:style-name="P6" text:outline-level="3">SignTool.exe</text:h>
      <text:p text:style-name="P5">SignTool is not included with the .NET SDK. However, you can either get it by installing the Windows SDK, or by adding it via Visual Studio installer if you are using the full version of Visual Studio.</text:p>
      <text:p text:style-name="P5"/>
      <text:p text:style-name="P5">When you have a version of SignTool.exe on your PC, locate the full path of the tool, and assign that value to an environment variable named SIGNTOOLPATH.</text:p>
      <text:p text:style-name="P5"/>
      <text:p text:style-name="P7">{Line}</text:p>
      <text:h text:style-name="Heading_20_3" text:outline-level="3">.NET Runtime Installers</text:h>
      <text:p text:style-name="P7">Download the Microsoft Windows Desktop version of the .NET runtime installers for .NET platforms 6, 7, 8, 9, and 10.</text:p>
      <text:p text:style-name="P7">After downloading each file, right-click the file and from the context menu, select <text:span text:style-name="T3">Properties</text:span>. <text:span text:style-name="T4">C</text:span>heck <text:span text:style-name="T5">Unb</text:span><text:span text:style-name="T3">lock</text:span> and click <text:span text:style-name="T3">OK</text:span>.</text:p>
      <text:p text:style-name="P7">After downloading the .NET runtime installers, copy them to your {Project}<text:span text:style-name="T3">\Resources</text:span> folder, where they can be accessed during runtime. Versions 6 through 9 may be set in stone at this time, but <text:span text:style-name="T6">if you </text:span>use different minor versions for 10 or add future <text:span text:style-name="T6">major </text:span>versions, make sure you include those changes in the version cross-reference initializer at InnoSetupToolsUtil.cs / <text:span text:style-name="T3">RuntimeInstallerReferences</text:span>.</text:p>
      <text:p text:style-name="P7">Following are the links to the .NET Windows Desktop runtime installers used in this version.</text:p>
      <text:p text:style-name="P7"><text:soft-page-break/>{CodeBlock,plaintext,DotnetDownloadLinks.txt}</text:p>
      <text:p text:style-name="P8"/>
      <text:p text:style-name="P4">{Line}</text:p>
      <text:h text:style-name="P9" text:outline-level="2">Examples</text:h>
      <text:p text:style-name="P3">The following command is used to run InnoSetupTools when compiling <text:a xlink:type="simple" xlink:href="https://github.com/danielanywhere/CaptionAll" text:style-name="Internet_20_link" text:visited-style-name="Visited_20_Internet_20_Link">danielanywhere/CaptionAll</text:a>.</text:p>
      <text:p text:style-name="P3"/>
      <text:p text:style-name="P3">{CodeBlock,plaintext,LaunchInnoSetupToolsSampleCommand.txt<text:span text:style-name="T7">}</text:span></text:p>
      <text:p text:style-name="P3"/>
      <text:p text:style-name="P3">The following configuration file is loaded by the command and used to compile the signed setup application for <text:a xlink:type="simple" xlink:href="https://github.com/danielanywhere/CaptionAll" text:style-name="Internet_20_link" text:visited-style-name="Visited_20_Internet_20_Link">danielanywhere/CaptionAll</text:a>.</text:p>
      <text:p text:style-name="P2"/>
      <text:p text:style-name="P3">{CodeBlock,json,InnoSetupToolsVersionCompilePublish.json}</text:p>
      <text:p text:style-name="P3"/>
      <text:p text:style-name="P4">{Line}</text:p>
      <text:p text:style-name="P10">The following process is used in the above configuration.</text:p>
      <text:list text:style-name="L1">
        <text:list-item>
          <text:p text:style-name="P11">All of the specified filenames are verified to exist.</text:p>
        </text:list-item>
        <text:list-item>
          <text:p text:style-name="P11">A new version is created.</text:p>
          <text:list>
            <text:list-item>
              <text:p text:style-name="P11">The C# project is updated with the new version.</text:p>
            </text:list-item>
            <text:list-item>
              <text:p text:style-name="P11"><text:span text:style-name="T8">The MyAppVersion value of your </text:span>.iss file is updated with the new version.</text:p>
            </text:list-item>
          </text:list>
        </text:list-item>
        <text:list-item>
          <text:p text:style-name="P11">The C# <text:span text:style-name="T3">bin</text:span> and <text:span text:style-name="T3">obj</text:span> folders are deleted.</text:p>
        </text:list-item>
        <text:list-item>
          <text:p text:style-name="P11">C# project dependencies are restored.</text:p>
        </text:list-item>
        <text:list-item>
          <text:p text:style-name="P11">C# project is compiled using MSBUILD and parameters associated with the specifications of the configuration file above.</text:p>
        </text:list-item>
        <text:list-item>
          <text:p text:style-name="P11">The C# executable file is signed and time-stamped using SIGNTOOL.</text:p>
        </text:list-item>
        <text:list-item>
          <text:p text:style-name="P12">If a version of .NET runtime installer will be packaged with your setup, the appropriate version of that installer for the major runtime version is sent over to your project's binary output directory.</text:p>
        </text:list-item>
        <text:list-item>
          <text:p text:style-name="P12">The list of files in your project's binary output directory is written to the [Files] section of the your .iss file.</text:p>
        </text:list-item>
        <text:list-item>
          <text:p text:style-name="P12">Any supporting customization code needed to perform the .NET installation on your client's computer is posted to the .iss file.</text:p>
        </text:list-item>
        <text:list-item>
          <text:p text:style-name="P12"><text:soft-page-break/>The signed Inno Setup .e32 uninstall file is created and signed.</text:p>
        </text:list-item>
        <text:list-item>
          <text:p text:style-name="P12">The final setup is compiled and signed.</text:p>
        </text:list-item>
        <text:list-item>
          <text:p text:style-name="P12">Your application setup is now ready to distribute.</text:p>
        </text:list-item>
      </text:list>
      <text:p text:style-name="P13"/>
      <text:p text:style-name="P13"/>
      <text:p text:style-name="P14">{Line}</text:p>
      <text:h text:style-name="P15" text:outline-level="2">Stay Tuned</text:h>
      <text:p text:style-name="P16">Please stay tuned. More information and functionality are both coming soon.</text:p>
      <text:p text:style-name="P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4.2$Windows_X86_64 LibreOffice_project/290daaa01b999472f0c7a3890eb6a550fd74c6df</meta:generator>
    <dc:title>DocumentTemplate</dc:title>
    <dc:description/>
    <dc:subject/>
    <meta:creation-date>2026-02-09T13:59:40.302376100</meta:creation-date>
    <meta:editing-cycles>11</meta:editing-cycles>
    <meta:editing-duration>PT23M22S</meta:editing-duration>
    <meta:initial-creator>Daniel Patterson, MCSD</meta:initial-creator>
    <dc:date>2026-02-10T06:58:31.295616500</dc:date>
    <dc:creator>Daniel Patterson, MCSD</dc:creator>
    <meta:document-statistic meta:table-count="0" meta:image-count="0" meta:object-count="0" meta:page-count="3" meta:paragraph-count="43" meta:word-count="539" meta:character-count="3397" meta:non-whitespace-character-count="2915"/>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6-02-09T13:59:39.366905200"/>
  </office:meta>
</office:document-meta>
</file>